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dc0c0" officeooo:paragraph-rsid="000dc0c0"/>
    </style:style>
    <style:style style:name="T1" style:family="text">
      <style:text-properties officeooo:rsid="000e8d1e"/>
    </style:style>
    <style:style style:name="T2" style:family="text">
      <style:text-properties officeooo:rsid="000f99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-median </text:p>
      <text:p text:style-name="P1">p = 1</text:p>
      <text:p text:style-name="P1">cost = 87725</text:p>
      <text:p text:style-name="P1">nodes: </text:p>
      <text:p text:style-name="P1"><text:tab/><text:span text:style-name="T1">id: </text:span>88224127</text:p>
      <text:p text:style-name="P1"><text:tab/><text:span text:style-name="T1">address: </text:span>Crowsnest Trail, West Lethbridge, Lethbridge, City of Lethbridge, Alberta, </text:p>
      <text:p text:style-name="P1"><text:s/><text:tab/><text:tab/><text:tab/>T1J 4L3, Canada</text:p>
      <text:p text:style-name="P1"><text:tab/><text:span text:style-name="T2">l</text:span>at: 49.7063388</text:p>
      <text:p text:style-name="P1"><text:tab/>lon: -112.8566988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07:59:48.585178765</meta:creation-date>
    <dc:date>2019-02-16T08:07:08.460069552</dc:date>
    <meta:editing-duration>PT7M20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27" meta:character-count="185" meta:non-whitespace-character-count="155"/>
  </office:meta>
</office:document-meta>
</file>